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use-window-font-color="true" style:font-name="Times New Roman" fo:font-size="12pt" fo:font-weight="normal" officeooo:rsid="002011c7" officeooo:paragraph-rsid="001bbb74" style:font-size-asian="10.5pt" style:font-weight-asian="normal" style:font-size-complex="12pt" style:font-weight-complex="normal"/>
    </style:style>
    <style:style style:name="P2" style:family="paragraph" style:parent-style-name="Heading_20_1">
      <style:paragraph-properties fo:text-align="justify" style:justify-single-word="false"/>
      <style:text-properties style:use-window-font-color="true" style:font-name="Times New Roman" fo:font-size="13pt" fo:font-weight="normal" officeooo:rsid="00212203" officeooo:paragraph-rsid="00212203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use-window-font-color="true" officeooo:paragraph-rsid="0007dbb6"/>
    </style:style>
    <style:style style:name="P4" style:family="paragraph" style:parent-style-name="Text_20_body">
      <style:paragraph-properties fo:text-align="start" style:justify-single-word="false"/>
      <style:text-properties style:use-window-font-color="true" fo:font-size="13pt" fo:font-weight="normal" officeooo:rsid="00212203" officeooo:paragraph-rsid="00212203" style:font-size-asian="11.3500003814697pt" style:font-weight-asian="normal" style:font-size-complex="13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use-window-font-color="true" fo:font-size="13pt" fo:font-weight="normal" officeooo:rsid="00212203" officeooo:paragraph-rsid="0021b0ff" style:font-size-asian="11.3500003814697pt" style:font-weight-asian="normal" style:font-size-complex="13pt" style:font-weight-complex="normal"/>
    </style:style>
    <style:style style:name="P6" style:family="paragraph" style:parent-style-name="Text_20_body">
      <style:paragraph-properties fo:text-align="justify" style:justify-single-word="false"/>
      <style:text-properties style:use-window-font-color="true" fo:font-size="13pt" fo:font-weight="normal" officeooo:rsid="00212203" officeooo:paragraph-rsid="00212203" style:font-size-asian="11.3500003814697pt" style:font-weight-asian="normal" style:font-size-complex="13pt" style:font-weight-complex="normal"/>
    </style:style>
    <style:style style:name="P7" style:family="paragraph" style:parent-style-name="Text_20_body">
      <style:paragraph-properties fo:text-align="justify" style:justify-single-word="false"/>
      <style:text-properties style:use-window-font-color="true" officeooo:paragraph-rsid="00212203"/>
    </style:style>
    <style:style style:name="P8" style:family="paragraph" style:parent-style-name="Text_20_body">
      <style:paragraph-properties fo:text-align="justify" style:justify-single-word="false"/>
      <style:text-properties style:use-window-font-color="true" fo:font-style="normal" officeooo:rsid="00237c8f" officeooo:paragraph-rsid="00237c8f" style:font-style-asian="normal" style:font-style-complex="normal"/>
    </style:style>
    <style:style style:name="P9" style:family="paragraph" style:parent-style-name="Text_20_body">
      <style:paragraph-properties fo:text-align="justify" style:justify-single-word="false"/>
      <style:text-properties officeooo:rsid="00212203" officeooo:paragraph-rsid="00212203"/>
    </style:style>
    <style:style style:name="P10" style:family="paragraph" style:parent-style-name="Text_20_body">
      <style:paragraph-properties fo:text-align="center" style:justify-single-word="false"/>
      <style:text-properties fo:color="#004586" fo:font-size="22pt" fo:font-weight="bold" officeooo:rsid="00212203" officeooo:paragraph-rsid="00212203" style:font-size-asian="22pt" style:font-weight-asian="bold" style:font-size-complex="22pt" style:font-weight-complex="bold"/>
    </style:style>
    <style:style style:name="P11" style:family="paragraph" style:parent-style-name="Text_20_body">
      <style:paragraph-properties fo:text-align="start" style:justify-single-word="false"/>
      <style:text-properties fo:color="#004586" fo:font-size="13pt" fo:font-weight="bold" officeooo:rsid="00212203" officeooo:paragraph-rsid="00212203" style:font-size-asian="11.3500003814697pt" style:font-weight-asian="bold" style:font-size-complex="13pt" style:font-weight-complex="bold"/>
    </style:style>
    <style:style style:name="P12" style:family="paragraph" style:parent-style-name="Text_20_body">
      <style:paragraph-properties fo:text-align="start" style:justify-single-word="false"/>
      <style:text-properties fo:color="#004586" fo:font-size="13pt" fo:font-weight="bold" officeooo:rsid="0021b0ff" officeooo:paragraph-rsid="0021b0ff" style:font-size-asian="11.3500003814697pt" style:font-weight-asian="bold" style:font-size-complex="13pt" style:font-weight-complex="bold"/>
    </style:style>
    <style:style style:name="P13" style:family="paragraph" style:parent-style-name="Text_20_body">
      <style:paragraph-properties fo:text-align="start" style:justify-single-word="false"/>
      <style:text-properties fo:color="#004586" fo:font-size="13pt" fo:font-weight="normal" officeooo:rsid="00212203" officeooo:paragraph-rsid="0021b0ff" style:font-size-asian="11.3500003814697pt" style:font-weight-asian="normal" style:font-size-complex="13pt" style:font-weight-complex="normal"/>
    </style:style>
    <style:style style:name="T1" style:family="text">
      <style:text-properties fo:color="#000000" style:font-name="Times New Roman" fo:font-style="italic" officeooo:rsid="00237c8f" style:font-style-asian="italic" style:font-style-complex="italic"/>
    </style:style>
    <style:style style:name="T2" style:family="text">
      <style:text-properties fo:color="#000000" style:font-name="Times New Roman" fo:font-size="13pt" fo:font-style="italic" fo:font-weight="normal" style:font-size-asian="11.3500003814697pt" style:font-style-asian="italic" style:font-weight-asian="normal" style:font-size-complex="13pt" style:font-style-complex="italic" style:font-weight-complex="normal"/>
    </style:style>
    <style:style style:name="T3" style:family="text">
      <style:text-properties fo:color="#000000" style:font-name="Times New Roman" fo:font-size="13pt" fo:font-style="italic" fo:font-weight="normal" officeooo:rsid="00237c8f" style:font-size-asian="11.3500003814697pt" style:font-style-asian="italic" style:font-weight-asian="normal" style:font-size-complex="13pt" style:font-style-complex="italic" style:font-weight-complex="normal"/>
    </style:style>
    <style:style style:name="T4" style:family="text">
      <style:text-properties fo:color="#000000" style:font-name="Times New Roman" fo:font-size="13pt" fo:font-style="italic" fo:font-weight="normal" officeooo:rsid="00251f14" style:font-size-asian="11.3500003814697pt" style:font-style-asian="italic" style:font-weight-asian="normal" style:font-size-complex="13pt" style:font-style-complex="italic" style:font-weight-complex="normal"/>
    </style:style>
    <style:style style:name="T5" style:family="text">
      <style:text-properties fo:color="#000000" style:font-name="Times New Roman" fo:font-size="13pt" fo:font-style="normal" fo:font-weight="normal" officeooo:rsid="00237c8f" style:font-size-asian="11.3500003814697pt" style:font-style-asian="normal" style:font-weight-asian="normal" style:font-size-complex="13pt" style:font-style-complex="normal" style:font-weight-complex="normal"/>
    </style:style>
    <style:style style:name="T6" style:family="text">
      <style:text-properties fo:color="#000000" style:font-name="Times New Roman" fo:font-size="13pt" fo:font-weight="normal" style:font-size-asian="11.3500003814697pt" style:font-weight-asian="normal" style:font-size-complex="13pt" style:font-weight-complex="normal"/>
    </style:style>
    <style:style style:name="T7" style:family="text">
      <style:text-properties fo:color="#000000" style:font-name="Times New Roman" fo:font-size="13pt" fo:font-weight="normal" officeooo:rsid="00251f14" style:font-size-asian="11.3500003814697pt" style:font-weight-asian="normal" style:font-size-complex="13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tyle="italic" style:font-style-asian="italic" style:font-style-complex="italic"/>
    </style:style>
    <style:style style:name="T10" style:family="text">
      <style:text-properties style:font-name="Times New Roman" fo:font-style="normal" style:font-style-asian="normal" style:font-style-complex="normal"/>
    </style:style>
    <style:style style:name="T11" style:family="text">
      <style:text-properties style:font-name="Times New Roman" fo:font-style="normal" officeooo:rsid="00217a78" style:font-style-asian="normal" style:font-style-complex="normal"/>
    </style:style>
    <style:style style:name="T12" style:family="text">
      <style:text-properties style:font-name="Times New Roman" officeooo:rsid="00217a78"/>
    </style:style>
    <style:style style:name="T13" style:family="text">
      <style:text-properties style:font-name="Times New Roman" officeooo:rsid="0021b0ff"/>
    </style:style>
    <style:style style:name="T14" style:family="text">
      <style:text-properties style:font-name="Times New Roman" fo:font-weight="bold" officeooo:rsid="00217a78" style:font-weight-asian="bold" style:font-weight-complex="bold"/>
    </style:style>
    <style:style style:name="T15" style:family="text">
      <style:text-properties style:font-name="Times New Roman" fo:font-weight="bold" officeooo:rsid="0021b0ff" style:font-weight-asian="bold" style:font-weight-complex="bold"/>
    </style:style>
    <style:style style:name="T16" style:family="text">
      <style:text-properties style:font-name="Times New Roman" officeooo:rsid="0021f585"/>
    </style:style>
    <style:style style:name="T17" style:family="text">
      <style:text-properties style:font-name="Times New Roman" fo:font-size="13pt" fo:font-weight="normal" officeooo:rsid="00217a78" style:font-size-asian="11.3500003814697pt" style:font-weight-asian="normal" style:font-size-complex="13pt" style:font-weight-complex="normal"/>
    </style:style>
    <style:style style:name="T18" style:family="text">
      <style:text-properties style:font-name="Times New Roman" fo:font-size="13pt" fo:font-weight="normal" officeooo:rsid="00237c8f" style:font-size-asian="11.3500003814697pt" style:font-weight-asian="normal" style:font-size-complex="13pt" style:font-weight-complex="normal"/>
    </style:style>
    <style:style style:name="T19" style:family="text">
      <style:text-properties style:font-name="Times New Roman" fo:font-size="13pt" fo:font-style="italic" fo:font-weight="normal" officeooo:rsid="00237c8f" style:font-size-asian="11.3500003814697pt" style:font-style-asian="italic" style:font-weight-asian="normal" style:font-size-complex="13pt" style:font-style-complex="italic" style:font-weight-complex="normal"/>
    </style:style>
    <style:style style:name="T20" style:family="text">
      <style:text-properties style:use-window-font-color="true" style:font-name="Times New Roman" fo:font-size="13pt" fo:font-weight="normal" style:font-size-asian="13pt" style:font-weight-asian="normal" style:font-size-complex="13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Robin Herbaut</text:h>
      <text:p text:style-name="P9"><text:span text:style-name="T20">M2 Imagina</text:span></text:p>
      <text:p text:style-name="P10"><text:span text:style-name="T8">Compte Rendu TP2</text:span></text:p>
      <text:p text:style-name="P11"><text:span text:style-name="T8">Question 1</text:span></text:p>
      <text:p text:style-name="P4"><text:span text:style-name="T8"><text:tab/>Touche A : Augmente la valeur de </text:span><text:span text:style-name="T9">rotX</text:span><text:span text:style-name="T8"> de 1 et donc effectue une rotation sur l'axe X</text:span></text:p>
      <text:p text:style-name="P4"><text:span text:style-name="T8"><text:tab/>Touche Z : "Zoom" avant, on augment l'echelle de la repésentation </text:span></text:p>
      <text:p text:style-name="P4"><text:span text:style-name="T8"><text:tab/>Touche E : Diminue la valeur de </text:span><text:span text:style-name="T9">rotX</text:span><text:span text:style-name="T8"> de 1 et donc effectue une rotation inverse sur <text:tab/><text:tab/> <text:s text:c="7"/>l'axe X</text:span></text:p>
      <text:p text:style-name="P4"><text:span text:style-name="T8"><text:tab/>Touche Q : Augmente la valeur de </text:span><text:span text:style-name="T9">rotY</text:span><text:span text:style-name="T8"> de 1 et donc effectue une rotation sur l'axe Y</text:span></text:p>
      <text:p text:style-name="P4"><text:span text:style-name="T8"><text:tab/>Touche S : "Zoom" arrière, on diminue l'echelle de la représentation</text:span></text:p>
      <text:p text:style-name="P4"><text:span text:style-name="T8"><text:tab/>Touche D : Diminue la valeur de </text:span><text:span text:style-name="T9">rotY</text:span><text:span text:style-name="T8"> de 1 et donc effectue une rotation inverse sur <text:tab/><text:tab/> <text:s text:c="7"/>l'axe Y</text:span></text:p>
      <text:p text:style-name="P6"><text:span text:style-name="T8"><text:tab/>Touche W : Change la manière de représenter "l'objet" en augmentant la valeur de la <text:tab/><text:tab/> <text:s text:c="6"/>variable </text:span><text:span text:style-name="T9">etat, </text:span><text:span text:style-name="T10">on affiche dans l'orde : les points, les lignes, </text:span><text:span text:style-name="T11">les triangles <text:tab/><text:tab/> <text:s text:c="8"/>tous de la même couleurs, les triangles avec un triangle sur deux en <text:tab/><text:tab/><text:tab/> <text:s text:c="6"/>vert, les triangles auxquelles on affecte une couleur en fonction de leur <text:tab/><text:tab/> <text:s text:c="8"/>position sur l'axe Z et enfin les triangles "texturés" et les lignes.</text:span></text:p>
      <text:p text:style-name="P4"><text:span text:style-name="T8"><text:tab/>Touche X : </text:span><text:span text:style-name="T12">Change la heigthmap a partir de laquelle est crée l'objet</text:span></text:p>
      <text:p text:style-name="P4"><text:span text:style-name="T12"/></text:p>
      <text:p text:style-name="P13"><text:span text:style-name="T14">Question </text:span><text:span text:style-name="T15">2, 3 4 &amp; 5</text:span><text:span text:style-name="T13"> </text:span></text:p>
      <text:p text:style-name="P5"><text:span text:style-name="T13"><text:tab/></text:span><text:span text:style-name="T16">C.f sources</text:span></text:p>
      <text:p text:style-name="P5"><text:span text:style-name="T13"/></text:p>
      <text:p text:style-name="P12"><text:span text:style-name="T12">B</text:span><text:span text:style-name="T8">onus</text:span></text:p>
      <text:p text:style-name="P7"><text:span text:style-name="T17"><text:tab/></text:span><text:span text:style-name="T18">La classe </text:span><text:span text:style-name="T19">GameWindow</text:span><text:span text:style-name="T18"> hérite de </text:span><text:span text:style-name="T19">OpenGLWindow</text:span><text:span text:style-name="T18"> afin de nous obliger à implémenter les deux fonction </text:span><text:span text:style-name="T19">render(), </text:span><text:span text:style-name="T1">initialize</text:span><text:span text:style-name="T3">(), </text:span><text:span text:style-name="T5">et </text:span><text:span text:style-name="T3">setAnimating()</text:span><text:span text:style-name="T5">. Cela nous permet également de bénéficier des slots de la classe </text:span><text:span text:style-name="T3">OpenGLWindow</text:span><text:span text:style-name="T5">, qui nous sont utils afin d'utiliser les </text:span><text:span text:style-name="T3">Qtimer</text:span><text:span text:style-name="T5">, et de toutes les fonctions nécessaire pour l'utilisation d'openGL dans notre tp car </text:span><text:span text:style-name="T3">OpenGLWindow</text:span><text:span text:style-name="T5"> hérite elle même de </text:span><text:span text:style-name="T3">QWindow</text:span><text:span text:style-name="T5"> et </text:span><text:span text:style-name="T3">QOpenGLFunctions</text:span><text:span text:style-name="T5">.</text:span></text:p>
      <text:p text:style-name="P8"><text:span text:style-name="T6">Pour éviter cet héritage il est possible de faire hériter la classe </text:span><text:span text:style-name="T2">GameWindow </text:span><text:span text:style-name="T6">de </text:span><text:span text:style-name="T2">Qwindow </text:span><text:span text:style-name="T6">et </text:span><text:span text:style-name="T2">QopenGLFunctions </text:span><text:span text:style-name="T7">et decopier toutes les fonctions et données membres de la classe </text:span><text:span text:style-name="T4">OpenGLWindow </text:span><text:span text:style-name="T7">dans la classe </text:span><text:span text:style-name="T4">GameWindow</text:span><text:span text:style-name="T7">. </text:span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4M38S</meta:editing-duration>
    <meta:editing-cycles>31</meta:editing-cycles>
    <meta:generator>LibreOffice/5.0.1.2$Windows_x86 LibreOffice_project/81898c9f5c0d43f3473ba111d7b351050be20261</meta:generator>
    <dc:date>2015-10-01T11:32:51.272000000</dc:date>
    <meta:document-statistic meta:table-count="0" meta:image-count="0" meta:object-count="0" meta:page-count="1" meta:paragraph-count="17" meta:word-count="285" meta:character-count="1708" meta:non-whitespace-character-count="1366"/>
    <meta:user-defined meta:name="Info 1"/>
    <meta:user-defined meta:name="Info 2"/>
    <meta:user-defined meta:name="Info 3"/>
    <meta:user-defined meta:name="Info 4"/>
  </office:meta>
</office:document-meta>
</file>